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24.195cm" svg:y="4.616cm">
            <draw:object draw:notify-on-update-of-ranges="Arkusz1.G5:Arkusz1.G10 Arkusz1.H5:Arkusz1.H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iczba miast</text:p>
          </table:table-cell>
          <table:table-cell office:value-type="string" calcext:value-type="string">
            <text:p>Wielkość populacji</text:p>
          </table:table-cell>
          <table:table-cell office:value-type="string" calcext:value-type="string">
            <text:p>liczba iteracji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l. wątków</text:p>
          </table:table-cell>
          <table:table-cell office:value-type="string" calcext:value-type="string">
            <text:p>czas wykonania [s*e-6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zba procesów</text:p>
          </table:table-cell>
          <table:table-cell office:value-type="string" calcext:value-type="string">
            <text:p>czas przetwarzania</text:p>
          </table:table-cell>
          <table:table-cell office:value-type="string" calcext:value-type="string">
            <text:p>Długość najlepszego <text:s/>znalezionego <text:s/>osobnika</text:p>
          </table:table-cell>
          <table:table-cell office:value-type="string" calcext:value-type="string">
            <text:p>średni czas</text:p>
          </table:table-cell>
          <table:table-cell office:value-type="string" calcext:value-type="string">
            <text:p>odchyl. Czas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683707" calcext:value-type="float">
            <text:p>22683707</text:p>
          </table:table-cell>
          <table:table-cell table:number-columns-repeated="2"/>
          <table:table-cell table:formula="of:=[.H6]/[.H9]" office:value-type="float" office:value="7.02110878866357" calcext:value-type="float">
            <text:p>7,0211087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24731" calcext:value-type="float">
            <text:p>22624731</text:p>
          </table:table-cell>
          <table:table-cell office:value-type="float" office:value="4118" calcext:value-type="float">
            <text:p>4118</text:p>
          </table:table-cell>
          <table:table-cell table:formula="of:=AVERAGE([.B7:.B16])" office:value-type="float" office:value="22683707.3" calcext:value-type="float">
            <text:p>22683707,3</text:p>
          </table:table-cell>
          <table:table-cell table:formula="of:=COM.MICROSOFT.STDEV.P([.B7:.B16])" office:value-type="float" office:value="524405.629194052" calcext:value-type="float">
            <text:p>524405,6291940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965189" calcext:value-type="float">
            <text:p>109651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30350" calcext:value-type="float">
            <text:p>21830350</text:p>
          </table:table-cell>
          <table:table-cell office:value-type="float" office:value="4333" calcext:value-type="float">
            <text:p>433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398396" calcext:value-type="float">
            <text:p>53983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23401" calcext:value-type="float">
            <text:p>23123401</text:p>
          </table:table-cell>
          <table:table-cell office:value-type="float" office:value="4168" calcext:value-type="float">
            <text:p>416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230787" calcext:value-type="float">
            <text:p>32307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33185" calcext:value-type="float">
            <text:p>22933185</text:p>
          </table:table-cell>
          <table:table-cell office:value-type="float" office:value="4283" calcext:value-type="float">
            <text:p>42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367190" calcext:value-type="float">
            <text:p>23671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80481" calcext:value-type="float">
            <text:p>23080481</text:p>
          </table:table-cell>
          <table:table-cell office:value-type="float" office:value="4132" calcext:value-type="float">
            <text:p>4132</text:p>
          </table:table-cell>
          <table:table-cell table:style-name="ce1" table:formula="of:=AVERAGE([.C7:.C16])" office:value-type="float" office:value="4217.8" calcext:value-type="float">
            <text:p>4 2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78155" calcext:value-type="float">
            <text:p>22578155</text:p>
          </table:table-cell>
          <table:table-cell office:value-type="float" office:value="4154" calcext:value-type="float">
            <text:p>415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70636" calcext:value-type="float">
            <text:p>22370636</text:p>
          </table:table-cell>
          <table:table-cell office:value-type="float" office:value="4404" calcext:value-type="float">
            <text:p>440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90334" calcext:value-type="float">
            <text:p>23490334</text:p>
          </table:table-cell>
          <table:table-cell office:value-type="float" office:value="4101" calcext:value-type="float">
            <text:p>410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16466" calcext:value-type="float">
            <text:p>21816466</text:p>
          </table:table-cell>
          <table:table-cell office:value-type="float" office:value="4312" calcext:value-type="float">
            <text:p>431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89334" calcext:value-type="float">
            <text:p>22989334</text:p>
          </table:table-cell>
          <table:table-cell office:value-type="float" office:value="4173" calcext:value-type="float">
            <text:p>4173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67212" calcext:value-type="float">
            <text:p>12067212</text:p>
          </table:table-cell>
          <table:table-cell office:value-type="float" office:value="4057" calcext:value-type="float">
            <text:p>4057</text:p>
          </table:table-cell>
          <table:table-cell table:formula="of:=AVERAGE([.B19:.B28])" office:value-type="float" office:value="10965189.8" calcext:value-type="float">
            <text:p>10965189,8</text:p>
          </table:table-cell>
          <table:table-cell table:formula="of:=COM.MICROSOFT.STDEV.P([.B19:.B28])" office:value-type="float" office:value="1154482.29635866" calcext:value-type="float">
            <text:p>1154482,296358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0014" calcext:value-type="float">
            <text:p>10240014</text:p>
          </table:table-cell>
          <table:table-cell office:value-type="float" office:value="4356" calcext:value-type="float">
            <text:p>435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89274" calcext:value-type="float">
            <text:p>10389274</text:p>
          </table:table-cell>
          <table:table-cell office:value-type="float" office:value="4125" calcext:value-type="float">
            <text:p>412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18129" calcext:value-type="float">
            <text:p>10118129</text:p>
          </table:table-cell>
          <table:table-cell office:value-type="float" office:value="4079" calcext:value-type="float">
            <text:p>40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14524" calcext:value-type="float">
            <text:p>10714524</text:p>
          </table:table-cell>
          <table:table-cell office:value-type="float" office:value="4477" calcext:value-type="float">
            <text:p>4477</text:p>
          </table:table-cell>
          <table:table-cell table:style-name="ce1" table:formula="of:=AVERAGE([.C19:.C28])" office:value-type="float" office:value="4229.1" calcext:value-type="float">
            <text:p>4 22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19530" calcext:value-type="float">
            <text:p>9819530</text:p>
          </table:table-cell>
          <table:table-cell office:value-type="float" office:value="4116" calcext:value-type="float">
            <text:p>41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2613" calcext:value-type="float">
            <text:p>10242613</text:p>
          </table:table-cell>
          <table:table-cell office:value-type="float" office:value="4262" calcext:value-type="float">
            <text:p>426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76345" calcext:value-type="float">
            <text:p>11176345</text:p>
          </table:table-cell>
          <table:table-cell office:value-type="float" office:value="4249" calcext:value-type="float">
            <text:p>42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87137" calcext:value-type="float">
            <text:p>10987137</text:p>
          </table:table-cell>
          <table:table-cell office:value-type="float" office:value="4367" calcext:value-type="float">
            <text:p>436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97120" calcext:value-type="float">
            <text:p>13897120</text:p>
          </table:table-cell>
          <table:table-cell office:value-type="float" office:value="4203" calcext:value-type="float">
            <text:p>420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38409" calcext:value-type="float">
            <text:p>5438409</text:p>
          </table:table-cell>
          <table:table-cell office:value-type="float" office:value="4443" calcext:value-type="float">
            <text:p>4443</text:p>
          </table:table-cell>
          <table:table-cell table:formula="of:=AVERAGE([.B30:.B39])" office:value-type="float" office:value="5398396.1" calcext:value-type="float">
            <text:p>5398396,1</text:p>
          </table:table-cell>
          <table:table-cell table:formula="of:=COM.MICROSOFT.STDEV.P([.B30:.B39])" office:value-type="float" office:value="437396.733735736" calcext:value-type="float">
            <text:p>437396,73373573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80838" calcext:value-type="float">
            <text:p>5580838</text:p>
          </table:table-cell>
          <table:table-cell office:value-type="float" office:value="4303" calcext:value-type="float">
            <text:p>430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99326" calcext:value-type="float">
            <text:p>5299326</text:p>
          </table:table-cell>
          <table:table-cell office:value-type="float" office:value="4243" calcext:value-type="float">
            <text:p>4243</text:p>
          </table:table-cell>
          <table:table-cell table:formula="of:=COM.MICROSOFT.STDEV.P([.C30:.C39])" office:value-type="float" office:value="114.621507580384" calcext:value-type="float">
            <text:p>114,621507580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17204" calcext:value-type="float">
            <text:p>6117204</text:p>
          </table:table-cell>
          <table:table-cell office:value-type="float" office:value="4412" calcext:value-type="float">
            <text:p>441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20118" calcext:value-type="float">
            <text:p>4920118</text:p>
          </table:table-cell>
          <table:table-cell office:value-type="float" office:value="4401" calcext:value-type="float">
            <text:p>4401</text:p>
          </table:table-cell>
          <table:table-cell table:style-name="ce1" table:formula="of:=AVERAGE([.C30:.C39])" office:value-type="float" office:value="4373.9" calcext:value-type="float">
            <text:p>4 37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01893" calcext:value-type="float">
            <text:p>6101893</text:p>
          </table:table-cell>
          <table:table-cell office:value-type="float" office:value="4308" calcext:value-type="float">
            <text:p>430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20690" calcext:value-type="float">
            <text:p>5020690</text:p>
          </table:table-cell>
          <table:table-cell office:value-type="float" office:value="4326" calcext:value-type="float">
            <text:p>43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54555" calcext:value-type="float">
            <text:p>5054555</text:p>
          </table:table-cell>
          <table:table-cell office:value-type="float" office:value="4223" calcext:value-type="float">
            <text:p>42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17520" calcext:value-type="float">
            <text:p>5617520</text:p>
          </table:table-cell>
          <table:table-cell office:value-type="float" office:value="4634" calcext:value-type="float">
            <text:p>46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33408" calcext:value-type="float">
            <text:p>4833408</text:p>
          </table:table-cell>
          <table:table-cell office:value-type="float" office:value="4446" calcext:value-type="float">
            <text:p>4446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4242" calcext:value-type="float">
            <text:p>3454242</text:p>
          </table:table-cell>
          <table:table-cell office:value-type="float" office:value="4454" calcext:value-type="float">
            <text:p>4454</text:p>
          </table:table-cell>
          <table:table-cell table:formula="of:=AVERAGE([.B42:.B51])" office:value-type="float" office:value="3230787.8" calcext:value-type="float">
            <text:p>3230787,8</text:p>
          </table:table-cell>
          <table:table-cell table:formula="of:=COM.MICROSOFT.STDEV.P([.B42:.B51])" office:value-type="float" office:value="261498.978154332" calcext:value-type="float">
            <text:p>261498,97815433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63239" calcext:value-type="float">
            <text:p>3063239</text:p>
          </table:table-cell>
          <table:table-cell office:value-type="float" office:value="4437" calcext:value-type="float">
            <text:p>44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1076" calcext:value-type="float">
            <text:p>3231076</text:p>
          </table:table-cell>
          <table:table-cell office:value-type="float" office:value="4653" calcext:value-type="float">
            <text:p>46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3008" calcext:value-type="float">
            <text:p>3323008</text:p>
          </table:table-cell>
          <table:table-cell office:value-type="float" office:value="4782" calcext:value-type="float">
            <text:p>478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65240" calcext:value-type="float">
            <text:p>2665240</text:p>
          </table:table-cell>
          <table:table-cell office:value-type="float" office:value="4496" calcext:value-type="float">
            <text:p>4496</text:p>
          </table:table-cell>
          <table:table-cell table:style-name="ce1" table:formula="of:=AVERAGE([.C42:.C51])" office:value-type="float" office:value="4477.6" calcext:value-type="float">
            <text:p>4 47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0976" calcext:value-type="float">
            <text:p>3020976</text:p>
          </table:table-cell>
          <table:table-cell office:value-type="float" office:value="4586" calcext:value-type="float">
            <text:p>458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6978" calcext:value-type="float">
            <text:p>3236978</text:p>
          </table:table-cell>
          <table:table-cell office:value-type="float" office:value="4176" calcext:value-type="float">
            <text:p>41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47545" calcext:value-type="float">
            <text:p>3247545</text:p>
          </table:table-cell>
          <table:table-cell office:value-type="float" office:value="4398" calcext:value-type="float">
            <text:p>439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73544" calcext:value-type="float">
            <text:p>3373544</text:p>
          </table:table-cell>
          <table:table-cell office:value-type="float" office:value="4433" calcext:value-type="float">
            <text:p>44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92030" calcext:value-type="float">
            <text:p>3692030</text:p>
          </table:table-cell>
          <table:table-cell office:value-type="float" office:value="4361" calcext:value-type="float">
            <text:p>4361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9523" calcext:value-type="float">
            <text:p>2039523</text:p>
          </table:table-cell>
          <table:table-cell office:value-type="float" office:value="4358" calcext:value-type="float">
            <text:p>4358</text:p>
          </table:table-cell>
          <table:table-cell table:formula="of:=AVERAGE([.B54:.B63])" office:value-type="float" office:value="2367190.5" calcext:value-type="float">
            <text:p>2367190,5</text:p>
          </table:table-cell>
          <table:table-cell table:formula="of:=COM.MICROSOFT.STDEV.P([.B54:.B63])" office:value-type="float" office:value="472992.859183572" calcext:value-type="float">
            <text:p>472992,85918357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2574" calcext:value-type="float">
            <text:p>3152574</text:p>
          </table:table-cell>
          <table:table-cell office:value-type="float" office:value="4814" calcext:value-type="float">
            <text:p>481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5420" calcext:value-type="float">
            <text:p>2045420</text:p>
          </table:table-cell>
          <table:table-cell office:value-type="float" office:value="4449" calcext:value-type="float">
            <text:p>444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38756" calcext:value-type="float">
            <text:p>1738756</text:p>
          </table:table-cell>
          <table:table-cell office:value-type="float" office:value="4638" calcext:value-type="float">
            <text:p>463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5567" calcext:value-type="float">
            <text:p>2555567</text:p>
          </table:table-cell>
          <table:table-cell office:value-type="float" office:value="4654" calcext:value-type="float">
            <text:p>465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50155" calcext:value-type="float">
            <text:p>1650155</text:p>
          </table:table-cell>
          <table:table-cell office:value-type="float" office:value="4041" calcext:value-type="float">
            <text:p>404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6309" calcext:value-type="float">
            <text:p>2806309</text:p>
          </table:table-cell>
          <table:table-cell office:value-type="float" office:value="4787" calcext:value-type="float">
            <text:p>478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8096" calcext:value-type="float">
            <text:p>2258096</text:p>
          </table:table-cell>
          <table:table-cell office:value-type="float" office:value="4265" calcext:value-type="float">
            <text:p>426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9349" calcext:value-type="float">
            <text:p>2609349</text:p>
          </table:table-cell>
          <table:table-cell office:value-type="float" office:value="4434" calcext:value-type="float">
            <text:p>443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6156" calcext:value-type="float">
            <text:p>2816156</text:p>
          </table:table-cell>
          <table:table-cell office:value-type="float" office:value="4285" calcext:value-type="float">
            <text:p>428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.00.0000</text:date>, <text:time style:data-style-name="N2" text:time-value="17:47:30.3801808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39:30.570542917</meta:creation-date>
    <dc:date>2016-01-31T20:54:29.836453322</dc:date>
    <meta:editing-duration>PT3H6M27S</meta:editing-duration>
    <meta:editing-cycles>4</meta:editing-cycles>
    <meta:generator>LibreOffice/4.2.8.2$Linux_X86_64 LibreOffice_project/420m0$Build-2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G5:Arkusz1.H10" svg:x="0.32cm" svg:y="0.18cm" svg:width="15.36cm" svg:height="8.64cm">
          <chartooo:coordinate-region svg:x="2.053cm" svg:y="0.379cm" svg:width="13.44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H5:Arkusz1.H10" chart:class="chart:scatter">
            <chart:domain table:cell-range-address="Arkusz1.G5:Arkusz1.G10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G5:Arkusz1.G10</svg:desc>
                </draw:g>
              </table:table-cell>
              <table:table-cell office:value-type="float" office:value="NaN">
                <text:p>NaN</text:p>
                <draw:g>
                  <svg:desc>Arkusz1.H5:Arkusz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683707">
                <text:p>22683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965189">
                <text:p>10965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98396">
                <text:p>5398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230787">
                <text:p>3230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367190">
                <text:p>2367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